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104000000CB24525A87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L Gothic" svg:font-family="'VL Gothic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center" style:justify-single-word="false"/>
      <style:text-properties officeooo:paragraph-rsid="00274c2b"/>
    </style:style>
    <style:style style:name="P3" style:family="paragraph" style:parent-style-name="Standard">
      <style:paragraph-properties fo:text-align="start" style:justify-single-word="false"/>
      <style:text-properties officeooo:paragraph-rsid="00274c2b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274c2b"/>
    </style:style>
    <style:style style:name="P5" style:family="paragraph" style:parent-style-name="Standard" style:list-style-name="L3">
      <style:paragraph-properties fo:text-align="start" style:justify-single-word="false"/>
      <style:text-properties officeooo:paragraph-rsid="0027be13"/>
    </style:style>
    <style:style style:name="P6" style:family="paragraph" style:parent-style-name="Standard" style:list-style-name="L4">
      <style:paragraph-properties fo:text-align="center" style:justify-single-word="false"/>
      <style:text-properties style:text-position="0% 100%" officeooo:paragraph-rsid="0027be13"/>
    </style:style>
    <style:style style:name="P7" style:family="paragraph" style:parent-style-name="Standard" style:list-style-name="L3">
      <style:paragraph-properties fo:text-align="start" style:justify-single-word="false"/>
      <style:text-properties style:text-position="0% 100%" officeooo:rsid="001138a3" officeooo:paragraph-rsid="0027be13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1138a3" officeooo:paragraph-rsid="0027be13"/>
    </style:style>
    <style:style style:name="P9" style:family="paragraph" style:parent-style-name="Standard" style:list-style-name="L4">
      <style:paragraph-properties fo:text-align="start" style:justify-single-word="false"/>
      <style:text-properties style:text-position="0% 100%" officeooo:paragraph-rsid="0027be13"/>
    </style:style>
    <style:style style:name="P10" style:family="paragraph" style:parent-style-name="Standard">
      <style:paragraph-properties fo:text-align="start" style:justify-single-word="false"/>
      <style:text-properties style:text-position="0% 100%" officeooo:paragraph-rsid="0027be13"/>
    </style:style>
    <style:style style:name="P11" style:family="paragraph" style:parent-style-name="Standard">
      <style:paragraph-properties fo:text-align="start" style:justify-single-word="false"/>
      <style:text-properties style:text-position="0% 100%" style:font-name="VL Gothic" fo:font-size="10pt" officeooo:paragraph-rsid="0027be13" style:font-size-asian="10pt" style:font-size-complex="10pt"/>
    </style:style>
    <style:style style:name="P12" style:family="paragraph" style:parent-style-name="Standard" style:list-style-name="L4">
      <style:paragraph-properties fo:text-align="center" style:justify-single-word="false"/>
      <style:text-properties style:text-position="0% 100%" style:font-name="VL Gothic" fo:font-size="10pt" officeooo:paragraph-rsid="0027be13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officeooo:paragraph-rsid="0027be13"/>
    </style:style>
    <style:style style:name="P14" style:family="paragraph" style:parent-style-name="Standard" style:list-style-name="L3">
      <style:paragraph-properties fo:text-align="start" style:justify-single-word="false"/>
      <style:text-properties officeooo:rsid="001138a3" officeooo:paragraph-rsid="0027be13"/>
    </style:style>
    <style:style style:name="P15" style:family="paragraph" style:parent-style-name="Standard">
      <style:paragraph-properties fo:text-align="start" style:justify-single-word="false"/>
      <style:text-properties officeooo:rsid="001138a3" officeooo:paragraph-rsid="0027be13"/>
    </style:style>
    <style:style style:name="P16" style:family="paragraph" style:parent-style-name="Standard" style:list-style-name="L3">
      <style:paragraph-properties fo:text-align="start" style:justify-single-word="false"/>
      <style:text-properties officeooo:rsid="00128287" officeooo:paragraph-rsid="0027be13"/>
    </style:style>
    <style:style style:name="P17" style:family="paragraph" style:parent-style-name="Standard">
      <style:paragraph-properties fo:text-align="start" style:justify-single-word="false"/>
      <style:text-properties officeooo:rsid="00128287" officeooo:paragraph-rsid="0027be13"/>
    </style:style>
    <style:style style:name="P18" style:family="paragraph" style:parent-style-name="Standard" style:list-style-name="L3">
      <style:paragraph-properties fo:text-align="start" style:justify-single-word="false"/>
      <style:text-properties officeooo:rsid="001432f1" officeooo:paragraph-rsid="0027be13"/>
    </style:style>
    <style:style style:name="P19" style:family="paragraph" style:parent-style-name="Standard">
      <style:paragraph-properties fo:text-align="start" style:justify-single-word="false"/>
      <style:text-properties officeooo:rsid="001432f1" officeooo:paragraph-rsid="0027be13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Liberation Serif" fo:font-size="11.5pt" officeooo:paragraph-rsid="0027be13" style:font-size-asian="11.5pt" style:font-size-complex="11.5pt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Liberation Serif" fo:font-size="11.5pt" officeooo:rsid="001432f1" officeooo:paragraph-rsid="0027be13" style:font-size-asian="11.5pt" style:font-size-complex="11.5pt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1.5pt" officeooo:rsid="001432f1" officeooo:paragraph-rsid="0027be13" style:font-size-asian="11.5pt" style:font-size-complex="11.5pt"/>
    </style:style>
    <style:style style:name="P23" style:family="paragraph" style:parent-style-name="Standard" style:list-style-name="L3">
      <style:paragraph-properties fo:text-align="start" style:justify-single-word="false"/>
      <style:text-properties style:font-name="Liberation Serif" fo:font-size="11pt" officeooo:rsid="000b2727" officeooo:paragraph-rsid="0027be13" style:font-size-asian="11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1pt" officeooo:rsid="000b2727" officeooo:paragraph-rsid="0027be13" style:font-size-asian="11pt" style:font-size-complex="11pt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Liberation Serif" fo:font-size="11pt" officeooo:rsid="001a58c4" officeooo:paragraph-rsid="0027be13" style:font-size-asian="11pt" style:font-size-complex="11pt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1pt" officeooo:rsid="001a58c4" officeooo:paragraph-rsid="0027be13" style:font-size-asian="11pt" style:font-size-complex="11pt"/>
    </style:style>
    <style:style style:name="T1" style:family="text">
      <style:text-properties officeooo:rsid="001d9ab3"/>
    </style:style>
    <style:style style:name="T2" style:family="text">
      <style:text-properties officeooo:rsid="00274c2b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274c2b"/>
    </style:style>
    <style:style style:name="T5" style:family="text">
      <style:text-properties style:text-position="super 58%" officeooo:rsid="00128287"/>
    </style:style>
    <style:style style:name="T6" style:family="text">
      <style:text-properties style:text-position="sub 58%"/>
    </style:style>
    <style:style style:name="T7" style:family="text">
      <style:text-properties style:font-name="VL Gothic" fo:font-size="10pt" fo:font-style="normal" style:font-size-asian="10pt" style:font-style-asian="normal" style:font-size-complex="10pt" style:font-style-complex="normal"/>
    </style:style>
    <style:style style:name="T8" style:family="text">
      <style:text-properties style:font-name="VL Gothic" fo:font-size="10pt" fo:font-style="normal" officeooo:rsid="000a4a62" style:font-size-asian="10pt" style:font-style-asian="normal" style:font-size-complex="10pt" style:font-style-complex="normal"/>
    </style:style>
    <style:style style:name="T9" style:family="text">
      <style:text-properties style:font-name="VL Gothic" fo:font-size="10pt" fo:font-style="italic" officeooo:rsid="000a4a62" style:font-size-asian="10pt" style:font-style-asian="italic" style:font-size-complex="10pt" style:font-style-complex="italic"/>
    </style:style>
    <style:style style:name="T10" style:family="text">
      <style:text-properties officeooo:rsid="0029013d"/>
    </style:style>
    <style:style style:name="T11" style:family="text">
      <style:text-properties style:text-position="0% 100%"/>
    </style:style>
    <style:style style:name="T12" style:family="text">
      <style:text-properties style:text-position="0% 100%" fo:font-weight="normal" style:font-weight-asian="normal" style:font-weight-complex="normal"/>
    </style:style>
    <style:style style:name="T13" style:family="text">
      <style:text-properties style:text-position="0% 100%" fo:font-style="italic" fo:font-weight="normal" style:font-weight-asian="normal" style:font-weight-complex="normal"/>
    </style:style>
    <style:style style:name="T14" style:family="text">
      <style:text-properties style:text-position="0% 100%" officeooo:rsid="0013060f"/>
    </style:style>
    <style:style style:name="T15" style:family="text">
      <style:text-properties officeooo:rsid="00128287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0b34d9" style:font-style-asian="italic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Zeichenformat" style:num-prefix=" 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Zeichenformat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Zeichenformat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Zeichenformat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Zeichenformat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Zeichenformat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Zeichenformat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Zeichenformat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Zeichenformat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ssignment #<text:variable-set text:name="Assignment" office:value-type="float" office:value="10" style:data-style-name="N0">10</text:variable-set>: Pressure <text:span text:style-name="T10">and Buoyant Forces</text:span></text:p>
      <text:p text:style-name="P13"/>
      <text:list xml:id="list8664021127897993925" text:style-name="L3">
        <text:list-item>
          <text:p text:style-name="P14">A laptop computer has an area of 0.02 m<text:span text:style-name="T3">2</text:span><text:span text:style-name="T11"> and a mass of 1.25 kg. </text:span></text:p>
          <text:list>
            <text:list-item>
              <text:p text:style-name="P7">What is the weight of the laptop?</text:p>
            </text:list-item>
          </text:list>
        </text:list-item>
      </text:list>
      <text:p text:style-name="P8"/>
      <text:p text:style-name="P8"/>
      <text:p text:style-name="P8"/>
      <text:list xml:id="list83735487168853" text:continue-numbering="true" text:style-name="L3">
        <text:list-item>
          <text:list>
            <text:list-item>
              <text:p text:style-name="P7">What is the pressure the laptop exerts on the desk?</text:p>
            </text:list-item>
          </text:list>
        </text:list-item>
      </text:list>
      <text:p text:style-name="P8"/>
      <text:p text:style-name="P8"/>
      <text:p text:style-name="P8"/>
      <text:list xml:id="list83734638133776" text:continue-numbering="true" text:style-name="L3">
        <text:list-item>
          <text:p text:style-name="P14">Lance is scuba-diving <text:span text:style-name="T15">in a lake</text:span> at a depth of 45 meters below the surface of the water. <text:s/>What is the pressure he feels due to the water? <text:s/><text:span text:style-name="T15">(The density of fresh water is 1000 kg/m</text:span><text:span text:style-name="T5">3</text:span><text:span text:style-name="T15">.)</text:span></text:p>
        </text:list-item>
      </text:list>
      <text:p text:style-name="P15"/>
      <text:p text:style-name="P15"/>
      <text:p text:style-name="P15"/>
      <text:p text:style-name="P15"/>
      <text:p text:style-name="P15"/>
      <text:list xml:id="list83734467568058" text:continue-numbering="true" text:style-name="L3">
        <text:list-item>
          <text:p text:style-name="P16">Chris is diving in the ocean, where he feels a pressure of 8.3 x 10<text:span text:style-name="T3">6</text:span> Pa. <text:s/>How far below the surface of the ocean is he? <text:s/>(The density of ocean water is 1020 kg/m<text:span text:style-name="T3">3</text:span>.)</text:p>
        </text:list-item>
      </text:list>
      <text:p text:style-name="P17"/>
      <text:p text:style-name="P17"/>
      <text:p text:style-name="P17"/>
      <text:p text:style-name="P17"/>
      <text:list xml:id="list83734617391624" text:continue-numbering="true" text:style-name="L3">
        <text:list-item>
          <text:p text:style-name="P18">Saturn's moon, Titan has an acceleration due to gravity of 1.352 m/s<text:span text:style-name="T3">2</text:span>, and is covered in lakes of liquid methane. <text:s/>Liquid methane has a density of 422.36 kg /m<text:span text:style-name="T3">3</text:span>. <text:s/>If an astronaut's suit is designed to withstand 2.34 x 10<text:span text:style-name="T3">6</text:span> Pa of pressure, how deep into a lake can the astronaut go?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83734109024785" text:continue-numbering="true" text:style-name="L3">
        <text:list-item>
          <text:p text:style-name="P20">A log is floating in a river where it is 50% submerged. <text:s/>The log reaches the end of the river and enters the ocean. <text:s/>When the log enters the ocean, the level of the water, as measured from the bottom of the log will be-</text:p>
          <text:list>
            <text:list-item>
              <text:p text:style-name="P20">higher than in the river, because of the greater density of ocean water.</text:p>
            </text:list-item>
            <text:list-item>
              <text:p text:style-name="P20">higher than in the river, due to the higher atmospheric pressure at sea-level.</text:p>
            </text:list-item>
            <text:list-item>
              <text:p text:style-name="P20">lower than in the river, because ocean water contains a greater amount of dissolved minerals.</text:p>
            </text:list-item>
            <text:list-item>
              <text:p text:style-name="P20">lower than in the river, because ocean water has a greater temperature than river water.</text:p>
            </text:list-item>
            <text:list-item>
              <text:p text:style-name="P21">The same height as in the river, because the volume of the log does not change.</text:p>
            </text:list-item>
          </text:list>
        </text:list-item>
      </text:list>
      <text:p text:style-name="P22"/>
      <text:list xml:id="list83733570651010" text:continue-numbering="true" text:style-name="L3">
        <text:list-item>
          <text:p text:style-name="P5"><text:soft-page-break/>The sun has a radius of 6.96 x 10<text:span text:style-name="T3">8</text:span> m, and a mass of 1.998 x 10<text:span text:style-name="T3">30</text:span> kg. <text:s/>Saturn has a radius of 6 x 10<text:span text:style-name="T3">7</text:span> m, and a mass of 5.7 x 10<text:span text:style-name="T3">26</text:span> kg. <text:s/>Imaging that there were an enormous ocean, capable of holding the Sun and Saturn at the same time. <text:s/></text:p>
          <text:list>
            <text:list-item>
              <text:p text:style-name="P5">Would the sun float or sink? <text:s/>Justify your answer.</text:p>
            </text:list-item>
          </text:list>
          <text:p text:style-name="P5"/>
          <text:p text:style-name="P5"><text:line-break/></text:p>
          <text:list text:continue-numbering="true">
            <text:list-item>
              <text:p text:style-name="P23">Would Saturn float or sink? <text:s/>Justify your answer.</text:p>
            </text:list-item>
          </text:list>
        </text:list-item>
      </text:list>
      <text:p text:style-name="P24"/>
      <text:p text:style-name="P24"/>
      <text:p text:style-name="P24"/>
      <text:p text:style-name="P24"/>
      <text:list xml:id="list83733949803653" text:continue-numbering="true" text:style-name="L3">
        <text:list-item>
          <text:p text:style-name="P25">The dead sea is saturated with salt, with a density of 1240 kg/m<text:span text:style-name="T3">3</text:span>. <text:s/>It is often said that a human cannot sink in the dead sea. <text:s/></text:p>
          <text:list>
            <text:list-item>
              <text:p text:style-name="P25">Explain why a human would have a hard time sinking in the dead sea.</text:p>
            </text:list-item>
          </text:list>
        </text:list-item>
      </text:list>
      <text:p text:style-name="P26"/>
      <text:p text:style-name="P26"/>
      <text:p text:style-name="P26"/>
      <text:p text:style-name="P26"/>
      <text:list xml:id="list83733553265270" text:continue-numbering="true" text:style-name="L3">
        <text:list-item>
          <text:list>
            <text:list-item>
              <text:p text:style-name="P25">Would it be possible for a human to sink in the dead sea? <text:s/>If so, explain one method that could be used.</text:p>
            </text:list-item>
          </text:list>
        </text:list-item>
      </text:list>
      <text:p text:style-name="P26"/>
      <text:p text:style-name="P26"/>
      <text:p text:style-name="P26"/>
      <text:list xml:id="list83734120738178" text:continue-numbering="true" text:style-name="L3">
        <text:list-item>
          <text:p text:style-name="P5"><text:span text:style-name="T11">The </text:span><text:span text:style-name="T12">SS </text:span><text:span text:style-name="T13">Edmund Fitzgerald</text:span><text:span text:style-name="T12"> </text:span><text:span text:style-name="T11"><text:s/>sank in Lake Superior on November 10, 1975, with the loss of the entire crew of 29. It is the largest </text:span><text:span text:style-name="T14">ship</text:span><text:span text:style-name="T11"> to have ever sank in the great lakes. <text:s/>The ship had a mass of 8686 tons, and carried a load of 26,000 tons of Iron Ore. <text:s/>(hint: 1 ton = 1000 kg). <text:s/></text:span></text:p>
        </text:list-item>
      </text:list>
      <text:list xml:id="list2268288905117824509" text:style-name="L4">
        <text:list-item>
          <text:list>
            <text:list-item>
              <text:p text:style-name="P9">What is the volume of water that had to be displaced by the ship?</text:p>
            </text:list-item>
          </text:list>
        </text:list-item>
      </text:list>
      <text:p text:style-name="P10"/>
      <text:p text:style-name="P10"/>
      <text:p text:style-name="P10"/>
      <text:p text:style-name="P10"/>
      <text:list xml:id="list83734127508832" text:continue-numbering="true" text:style-name="L4">
        <text:list-item>
          <text:list>
            <text:list-item>
              <text:p text:style-name="P9">The ship was roughly a rectangular prism, measuring 222 m x 23 m x 12 meters. <text:s/>How far would the water line be from the top of the ship?</text:p>
            </text:list-item>
          </text:list>
        </text:list-item>
      </text:list>
      <text:p text:style-name="P10"/>
      <text:p text:style-name="P10"/>
      <text:p text:style-name="P10"/>
      <text:p text:style-name="P10"/>
      <text:list xml:id="list83734459548647" text:continue-numbering="true" text:style-name="L4">
        <text:list-item>
          <text:list>
            <text:list-item>
              <text:p text:style-name="P9">Why did the Edmond Fitzgerald sink?</text:p>
            </text:list-item>
          </text:list>
        </text:list-item>
      </text:list>
      <text:p text:style-name="P10"/>
      <text:p text:style-name="P11"/>
      <text:p text:style-name="P11"/>
      <text:p text:style-name="P11"/>
      <text:list xml:id="list83734611556647" text:continue-numbering="true" text:style-name="L4">
        <text:list-header>
          <text:p text:style-name="P12"><text:span text:style-name="T16">The legend lives on from the Chippewa on down, Of the big lake they call Gitchigumi<text:line-break/>The la</text:span><text:span text:style-name="T17">ke</text:span><text:span text:style-name="T16">, it's said, never gives up her dead </text:span><text:span text:style-name="T17">w</text:span><text:span text:style-name="T16">hen the skies of November turn gloomy.</text:span></text:p>
          <text:p text:style-name="P6"><text:span text:style-name="T7">- </text:span><text:span text:style-name="T8">Gordon Lightfoot, </text:span><text:span text:style-name="T9">The Wreck of the Edmund Fitzgerald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L Gothic" svg:font-family="'VL Gothic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Zeichenforma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officeooo:rsid="00274c2b"/>
    </style:style>
    <style:style style:name="MT3" style:family="text">
      <style:text-properties style:text-position="super 58%" officeooo:rsid="00274c2b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152in" svg:y="-0.2862in" svg:width="0.7709in" svg:height="0.6016in" draw:z-index="1"><draw:image xlink:href="Pictures/1000020000000104000000CB24525A87.gif" xlink:type="simple" xlink:show="embed" xlink:actuate="onLoad"/></draw:frame> <text:s text:c="17"/><text:span text:style-name="MT1">Name: <text:tab/><text:tab/></text:span><text:span text:style-name="MT1"><text:date style:data-style-name="N37" text:date-value="2016-05-26T08:37:33.420264087" text:date-adjust="PT24H00M00S">05/27/16</text:date></text:span></text:p>
      </style:header>
      <style:footer>
        <text:p text:style-name="MP1"><text:span text:style-name="MT2">3</text:span><text:span text:style-name="MT3">rd</text:span><text:span text:style-name="MT2"> </text:span>Nine Weeks<text:tab/><text:page-number text:select-page="current">2</text:page-number>/<text:page-count>2</text:page-count><text:tab/>Assignment <text:variable-get text:name="Assignment" style:data-style-name="N0">10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07:20:08.029585780</meta:creation-date>
    <meta:editing-duration>PT39S</meta:editing-duration>
    <meta:editing-cycles>3</meta:editing-cycles>
    <meta:generator>LibreOffice/4.3.7.2$Linux_X86_64 LibreOffice_project/430$Build-2</meta:generator>
    <dc:date>2016-05-26T08:37:33.336417149</dc:date>
    <meta:document-statistic meta:table-count="0" meta:image-count="1" meta:object-count="0" meta:page-count="2" meta:paragraph-count="28" meta:word-count="587" meta:character-count="2934" meta:non-whitespace-character-count="2342"/>
  </office:meta>
</office:document-meta>
</file>